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25002823264" text:continue-numbering="true" text:style-name="WWNum1">
        <text:list-item>
          <text:p text:style-name="P60"><text:span text:style-name="T11">Professional Diploma; Train of Trainer, Regional IT Institute 2012</text:span></text:p>
        </text:list-item>
      </text:list>
      <text:p text:style-name="P21"/>
      <text:list xml:id="list1625679472863"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2419972239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2481292276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26086075896" text:continue-numbering="true" text:style-name="WWNum3">
        <text:list-item>
          <text:p text:style-name="P72"><text:span text:style-name="T11">The focal point for any Service Delivery/Quality issues related to managed region.</text:span></text:p>
        </text:list-item>
      </text:list>
      <text:p text:style-name="P27"/>
      <text:list xml:id="list1626252025161" text:continue-numbering="true" text:style-name="WWNum3">
        <text:list-item>
          <text:p text:style-name="P72"><text:span text:style-name="T11">Implement &amp; maintain OEPS system including process, flow charts, forms &amp; procedures.</text:span></text:p>
        </text:list-item>
      </text:list>
      <text:p text:style-name="P25"/>
      <text:list xml:id="list1625371083951"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2479905918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2469895720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2573560813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2622622105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25488762750" text:continue-numbering="true" text:style-name="WWNum4">
        <text:list-item>
          <text:p text:style-name="P81"><text:span text:style-name="T11">Tracked employee’s competency level as per global product line standards.</text:span></text:p>
        </text:list-item>
      </text:list>
      <text:p text:style-name="P21"/>
      <text:list xml:id="list1624249817015" text:continue-numbering="true" text:style-name="WWNum4">
        <text:list-item>
          <text:p text:style-name="P81"><text:span text:style-name="T11">Planned individual and team development plans for all employees.</text:span></text:p>
        </text:list-item>
      </text:list>
      <text:p text:style-name="P21"/>
      <text:list xml:id="list1624955750656" text:continue-numbering="true" text:style-name="WWNum4">
        <text:list-item>
          <text:p text:style-name="P81"><text:span text:style-name="T11">Planned and delivered training programs for the product line operations.</text:span></text:p>
        </text:list-item>
      </text:list>
      <text:p text:style-name="P21"/>
      <text:list xml:id="list1624419481206"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25402465097" text:continue-numbering="true" text:style-name="WWNum4">
        <text:list-item>
          <text:p text:style-name="P81"><text:span text:style-name="T11">Delivered training courses to several external clients: Sonatrach (Algeria), Aramco (Saudi Arabia),</text:span></text:p>
        </text:list-item>
      </text:list>
      <text:p text:style-name="P21"/>
      <text:list xml:id="list1624809767070" text:continue-numbering="true" text:style-name="WWNum4">
        <text:list-item>
          <text:p text:style-name="P81"><text:span text:style-name="T11">KOC (Kuwait), BP (Iraq), OXY (Libya).</text:span></text:p>
        </text:list-item>
      </text:list>
      <text:p text:style-name="P21"/>
      <text:list xml:id="list1625805780018" text:continue-numbering="true" text:style-name="WWNum4">
        <text:list-item>
          <text:p text:style-name="P81"><text:span text:style-name="T11">Conducted technical training for field employees in Middle East, Africa, and Asia.</text:span></text:p>
        </text:list-item>
      </text:list>
      <text:p text:style-name="P21"/>
      <text:list xml:id="list1625292431425" text:continue-numbering="true" text:style-name="WWNum4">
        <text:list-item>
          <text:p text:style-name="P81"><text:span text:style-name="T11">Developed standard technical training programs to meet the needs of all employees.</text:span></text:p>
        </text:list-item>
      </text:list>
      <text:p text:style-name="P21"/>
      <text:list xml:id="list1625736157801" text:continue-numbering="true" text:style-name="WWNum4">
        <text:list-item>
          <text:p text:style-name="P81"><text:span text:style-name="T11">Provided internal consulting services to field employees and operations.</text:span></text:p>
        </text:list-item>
      </text:list>
      <text:p text:style-name="P21"/>
      <text:list xml:id="list1625368612640" text:continue-numbering="true" text:style-name="WWNum4">
        <text:list-item>
          <text:p text:style-name="P81"><text:span text:style-name="T11">Improved the overall technical proficiency and performance of field employees.</text:span></text:p>
        </text:list-item>
      </text:list>
      <text:p text:style-name="P21"/>
      <text:list xml:id="list162625220384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25983369055"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2453396513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25551491019" text:continue-numbering="true" text:style-name="WWNum5">
        <text:list-item>
          <text:p text:style-name="P82"><text:span text:style-name="T11">Participate in incident investigations with operational staff.</text:span></text:p>
        </text:list-item>
      </text:list>
      <text:p text:style-name="P23"/>
      <text:list xml:id="list162493286190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25541110107"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2486367568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2433119196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25445321931"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25320664395"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23.99651011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